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QUIREMENTS IN REGARD TO THE PRIESTS (5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QUIREMENTS IN REGARD TO THE PRIESTS (5:1-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Comparisons (5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Comparisons (5:1-4)<text:s text:c="1"/></text:span><text:span text:style-name="a452" text:class-names=""/></text:p>
          </draw:text-box>
          <svg:title/>
          <svg:desc/>
        </draw:frame>
        <draw:frame draw:id="id88" presentation:style-name="a473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Both were selected by God from among men (5:1a, 4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Both were appointed to represent people before God (5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Both were to pray and offer up sacrifices (5:1c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Both were to demonstrate compassion (5:2a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Both experienced infirmities of the flesh (5:2b-3).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</draw:text-box>
          <svg:title/>
          <svg:desc/>
        </draw:frame>
      </draw:page>
      <draw:page draw:name="Slide4" draw:style-name="a474" draw:master-page-name="Master1-Layout12-tx-Title-and-Text" presentation:presentation-page-layout-name="Master1-PPL12" draw:id="Slide-259">
        <draw:frame draw:id="id89" presentation:style-name="a478" draw:name="Title 1" svg:x="1.38in" svg:y="0.4in" svg:width="10.6in" svg:height="1.44965in" presentation:class="title" presentation:placeholder="false">
          <draw:text-box>
            <text:p text:style-name="a477" text:class-names="" text:cond-style-name=""><text:span text:style-name="a475" text:class-names="">THE REQUIREMENTS IN REGARD TO THE PRIESTS (5:1-10):<text:s text:c="1"/></text:span><text:span text:style-name="a476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9" text:class-names=""><text:s text:c="1"/>Comparisons (5:1-4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Contrasts (5:5-10)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Contrasts (5:5-10)<text:s text:c="1"/></text:span><text:span text:style-name="a491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Only Christ is called God's Son (5:5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Only Christ was given an everlasting priesthood (5:6a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Only Christ was made a priest after the order of Melchizedek (5:6b, 9-10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Only Christ cried out to God in Gethsemane "with a loud cry and tears, to the one who could deliver him out of death" (5:7-8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THE REQUIREMENTS IN REGARD TO THE PRIESTS (5:1-10):<text:s text:c="1"/></text:span><text:span text:style-name="a512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Comparisons (5:1-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Contrasts (5:5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Hebrews 5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THE REQUIREMENTS IN REGARD TO THE PRIESTS (5:1-1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THE REBUKE IN REGARD TO THE PEOPLE (5:11-14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-title-Title-Slide" presentation:presentation-page-layout-name="Master1-PPL1" draw:id="Slide-263">
        <draw:frame draw:id="id97" presentation:style-name="a544" draw:name="Title 1" svg:x="1.38in" svg:y="0.83in" svg:width="10.3in" svg:height="4.42in" presentation:class="title" presentation:placeholder="false">
          <draw:text-box>
            <text:p text:style-name="a543" text:class-names="" text:cond-style-name=""><text:span text:style-name="a541" text:class-names="">THE REBUKE IN REGARD TO THE PEOPLE (5:11-14)<text:s text:c="1"/></text:span><text:span text:style-name="a542" text:class-names=""/></text:p>
          </draw:text-box>
          <svg:title/>
          <svg:desc/>
        </draw:frame>
        <draw:frame draw:id="id98" presentation:style-name="a549" draw:name="Subtitle 2" svg:x="1.38in" svg:y="5.25in" svg:width="10.3in" svg:height="1.85in" presentation:class="subtitle" presentation:placeholder="false">
          <draw:text-box>
            <text:p text:style-name="a546" text:class-names="" text:cond-style-name=""><text:span text:style-name="a545" text:class-names=""><text:s text:c="1"/>The frustration (5:11-12a)<text:s text:c="1"/></text:span></text:p>
            <text:p text:style-name="a548" text:class-names="" text:cond-style-name=""><text:span text:style-name="a547" text:class-names=""/></text:p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frustration (5:11-12a)<text:s text:c="1"/></text:span><text:span text:style-name="a552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author has much to say, but his readers are slow to learn (5:11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y should be teachers but instead need to be taught (5:12a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2-tx-Title-and-Text" presentation:presentation-page-layout-name="Master1-PPL12" draw:id="Slide-265">
        <draw:frame draw:id="id101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THE REBUKE IN REGARD TO THE PEOPLE (5:11-14)<text:s text:c="1"/></text:span><text:span text:style-name="a567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frustration (5:11-12a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food (5:12b-14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food (5:12b-14)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Baby believers can be fed only milk (5:12b-13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Mature believers can easily digest solid food (5:14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THE REBUKE IN REGARD TO THE PEOPLE (5:11-14)<text:s text:c="1"/></text:span><text:span text:style-name="a597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frustration (5:11-12a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food (5:12b-14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Hebrews 5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THE REQUIREMENTS IN REGARD TO THE PRIESTS (5:1-10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REBUKE IN REGARD TO THE PEOPLE (5:11-14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5</dc:title>
    <meta:initial-creator>David STRICKLAND</meta:initial-creator>
    <dc:creator>David STRICKLAND</dc:creator>
    <meta:creation-date>2020-02-22T19:27:44Z</meta:creation-date>
    <dc:date>2020-02-22T19:27:44Z</dc:date>
    <meta:template xlink:href="BibleStudy" xlink:type="simple"/>
    <meta:editing-cycles>1</meta:editing-cycles>
    <meta:editing-duration>PT0S</meta:editing-duration>
    <meta:document-statistic meta:paragraph-count="41" meta:word-count="373"/>
  </office:meta>
</office:document-meta>
</file>